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7" table:default-cell-style-name="Default"/>
        <table:table-row table:style-name="ro1">
          <table:table-cell/>
          <table:table-cell office:value-type="string">
            <text:p>Erfahrung</text:p>
          </table:table-cell>
          <table:table-cell office:value-type="string">
            <text:p>Präferenz</text:p>
          </table:table-cell>
          <table:table-cell table:number-columns-repeated="4"/>
        </table:table-row>
        <table:table-row table:style-name="ro1">
          <table:table-cell office:value-type="string">
            <text:p>Mathematica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HTML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3"/>
          <table:table-cell>
            <draw:frame table:end-cell-address="Tabelle1.N23" table:end-x="1.003cm" table:end-y="0.218cm" draw:z-index="0" draw:style-name="gr1" draw:text-style-name="P1" svg:width="16.058cm" svg:height="8.986cm" svg:x="0.752cm" svg:y="0.264cm">
              <draw:object draw:notify-on-update-of-ranges="Tabelle1.A2:Tabelle1.A7 Tabelle1.B1:Tabelle1.B1 Tabelle1.B2:Tabelle1.B7 Tabelle1.C1:Tabelle1.C1 Tabelle1.C2:Tabelle1.C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Pytho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 office:value-type="string">
            <text:p>Matlab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R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C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26.01.2016</text:date>, <text:time>15:20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Schwarz</meta:initial-creator>
    <meta:creation-date>2015-08-03T20:44:06.51</meta:creation-date>
    <dc:date>2016-01-26T15:20:19.30</dc:date>
    <meta:editing-duration>PT19M23S</meta:editing-duration>
    <meta:editing-cycles>4</meta:editing-cycles>
    <meta:generator>OpenOffice/4.1.2$Win32 OpenOffice.org_project/412m3$Build-9782</meta:generator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8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chart:axis-position="0"/>
      <style:graphic-properties svg:stroke-color="#b3b3b3"/>
      <style:text-properties fo:font-size="18pt" fo:font-weight="bold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4pt" fo:font-weight="bold" style:font-size-asian="10pt" style:font-size-complex="10pt"/>
    </style:style>
    <style:style style:name="ch7" style:family="chart" style:data-style-name="N0">
      <style:graphic-properties svg:stroke-width="0.1cm" svg:stroke-color="#004586" draw:fill-color="#004586" draw:opacity="50%" draw:opacity-name="" dr3d:edge-rounding="5%"/>
      <style:text-properties fo:font-size="10pt" style:font-size-asian="10pt" style:font-size-complex="10pt"/>
    </style:style>
    <style:style style:name="ch8" style:family="chart" style:data-style-name="N0">
      <style:graphic-properties svg:stroke-width="0.1cm" svg:stroke-color="#ff420e" draw:fill-color="#ff420e" draw:opacity="50%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59cm" svg:height="8.987cm" xlink:href=".." xlink:type="simple" chart:class="chart:filled-radar" chart:style-name="ch1">
        <chart:legend svg:x="3.221cm" svg:y="7.729cm" style:legend-expansion="custom" chartooo:width="8.499cm" chartooo:height="1.02cm" style:legend-expansion-aspect-ratio="8.33235294117647" chart:style-name="ch2"/>
        <chart:plot-area chart:style-name="ch3" table:cell-range-address="Tabelle1.A1:Tabelle1.C7" chart:data-source-has-labels="both" svg:x="3.888cm" svg:y="0.534cm" svg:width="7.513cm" svg:height="7.182cm">
          <chartooo:coordinate-region svg:x="6cm" svg:y="1.635cm" svg:width="5.01cm" svg:height="4.981cm"/>
          <chart:axis chart:dimension="x" chart:name="primary-x" chart:style-name="ch4" chartooo:axis-type="auto">
            <chartooo:date-scale/>
            <chart:categories table:cell-range-address="Tabelle1.A2:Tabelle1.A7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Tabelle1.B2:Tabelle1.B7" chart:label-cell-address="Tabelle1.B1:Tabelle1.B1" chart:class="chart:filled-radar">
            <chart:data-point chart:repeated="6"/>
          </chart:series>
          <chart:series chart:style-name="ch8" chart:values-cell-range-address="Tabelle1.C2:Tabelle1.C7" chart:label-cell-address="Tabelle1.C1:Tabelle1.C1" chart:class="chart:filled-rad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fahrung</text:p>
                <draw:g>
                  <svg:desc>Tabelle1.B1:Tabelle1.B1</svg:desc>
                </draw:g>
              </table:table-cell>
              <table:table-cell office:value-type="string">
                <text:p>Präferenz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hematica</text:p>
                <draw:g>
                  <svg:desc>Tabelle1.A2:Tabelle1.A7</svg:desc>
                </draw:g>
              </table:table-cell>
              <table:table-cell office:value-type="float" office:value="80">
                <text:p>80</text:p>
                <draw:g>
                  <svg:desc>Tabelle1.B2:Tabelle1.B7</svg:desc>
                </draw:g>
              </table:table-cell>
              <table:table-cell office:value-type="float" office:value="50">
                <text:p>50</text:p>
                <draw:g>
                  <svg:desc>Tabelle1.C2:Tabelle1.C7</svg:desc>
                </draw:g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atlab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